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true">[</mo>
              <mrow>
                <mtext>i</mtext>
                <mo stretchy="false">ℏ</mo>
                <mrow>
                  <mfrac>
                    <mo stretchy="false">∂</mo>
                    <mrow>
                      <mo stretchy="false">∂</mo>
                      <mi>t</mi>
                    </mrow>
                  </mfrac>
                  <mo stretchy="false">−</mo>
                  <mi>c</mi>
                </mrow>
                <mrow>
                  <mover accent="true">
                    <mstyle mathvariant="bold">
                      <mrow>
                        <mo stretchy="false">α</mo>
                      </mrow>
                    </mstyle>
                    <mo stretchy="false">̂</mo>
                  </mover>
                  <mo stretchy="false">⋅</mo>
                  <mfenced open="(" close=")">
                    <mrow>
                      <mfrac>
                        <mo stretchy="false">ℏ</mo>
                        <mtext>i</mtext>
                      </mfrac>
                      <mrow>
                        <mo stretchy="false">∇</mo>
                        <mo stretchy="false">+</mo>
                        <mi>e</mi>
                      </mrow>
                      <mstyle mathvariant="bold">
                        <mrow>
                          <mi>A</mi>
                        </mrow>
                      </mstyle>
                      <mrow>
                        <mo stretchy="false">(</mo>
                        <mrow>
                          <mstyle mathvariant="bold">
                            <mrow>
                              <mi>r</mi>
                            </mrow>
                          </mstyle>
                          <mi>,</mi>
                          <mi>t</mi>
                        </mrow>
                        <mo stretchy="false">)</mo>
                      </mrow>
                    </mrow>
                  </mfenced>
                </mrow>
              </mrow>
            </mrow>
          </mrow>
        </mtd>
      </mtr>
      <mtr>
        <mtd>
          <mrow>
            <mrow>
              <mrow>
                <mrow>
                  <mo stretchy="false">−</mo>
                  <mover accent="true">
                    <mstyle mathvariant="bold">
                      <mrow>
                        <mo stretchy="false">β</mo>
                      </mrow>
                    </mstyle>
                    <mo stretchy="false">̂</mo>
                  </mover>
                </mrow>
                <msub>
                  <mi>m</mi>
                  <mtext>e</mtext>
                </msub>
                <mrow>
                  <msup>
                    <mi>c</mi>
                    <mn>2</mn>
                  </msup>
                  <mo stretchy="false">+</mo>
                  <mi>e</mi>
                </mrow>
                <mo stretchy="false">ϕ</mo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  <mi>,</mi>
                    <mi>t</mi>
                  </mrow>
                  <mo stretchy="false">)</mo>
                </mrow>
              </mrow>
              <mo stretchy="true">]</mo>
            </mrow>
            <mrow>
              <mfenced open="∣" close="〉">
                <mrow>
                  <mo stretchy="false">ψ</mo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  <mi>,</mi>
                      <mi>t</mi>
                    </mrow>
                    <mo stretchy="false">)</mo>
                  </mrow>
                </mrow>
              </mfenced>
              <mo stretchy="false">=</mo>
              <mn>0</mn>
            </mrow>
          </mrow>
        </mtd>
      </mtr>
    </mtable>
    <annotation encoding="StarMath 5.0">left [ 
 "i" hbar partial over {partial t} - c hat bold %ialpha cdot 
 left ( 
  alignc hbar over "i" nabla + e bold A ( bold r , t ) 
 right ) right none newline
 left none - hat bold %ibeta m_"e" c^2 + e %iphi ( bold r , t ) 
right ] left lline %ipsi ( bold r , t ) right rangle =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3:20:30.842000000</meta:creation-date>
    <meta:generator>LibreOffice/4.1.4.2$Windows_x86 LibreOffice_project/0a0440ccc0227ad9829de5f46be37cfb6edcf72</meta:generator>
  </office:meta>
</office:document-meta>
</file>